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co1" style:family="table-column">
      <style:table-column-properties fo:break-before="auto" style:column-width="4.94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inks" table:style-name="ta1">
        <table:table-column table:style-name="co1" table:default-cell-style-name="Default"/>
        <table:table-row table:style-name="ro1">
          <table:table-cell table:formula="of:=HYPERLINK(&quot;https:/www.facebook.com/bigpicturesouthburlington/posts/796657390398660&quot;)" office:value-type="string" office:string-value="https:/www.facebook.com/bigpicturesouthburlington/posts/796657390398660" calcext:value-type="string">
            <text:p>https:/www.facebook.com/bigpicturesouthburlington/posts/796657390398660</text:p>
          </table:table-cell>
        </table:table-row>
        <table:table-row table:style-name="ro1">
          <table:table-cell office:value-type="string" calcext:value-type="string">
            <text:p><text:a xlink:href="http://www.thecitizenvt.com/?attachment" xlink:type="simple">http://www.thecitizenvt.com/?attachment</text:a>_id=26352</text:p>
          </table:table-cell>
        </table:table-row>
        <table:table-row table:style-name="ro1">
          <table:table-cell office:value-type="string" calcext:value-type="string">
            <text:p><text:a xlink:href="http://bigpicturesb.net/uncategorized/big-picture-at-the-vt-tech-jam.html" xlink:type="simple">http://bigpicturesb.net/uncategorized/big-picture-at-the-vt-tech-jam.html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Gargi-1.2b" style:font-family-complex="Gargi-1.2b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3T21:11:26.833004950</meta:creation-date>
    <dc:date>2015-05-23T21:29:26.233698095</dc:date>
    <meta:editing-duration>PT2M49S</meta:editing-duration>
    <meta:editing-cycles>1</meta:editing-cycles>
    <meta:document-statistic meta:table-count="1" meta:cell-count="3" meta:object-count="0"/>
    <meta:generator>LibreOffice/4.3.7.2$Linux_X86_64 LibreOffice_project/430m0$Build-2</meta:generator>
  </office:meta>
</office:document-meta>
</file>